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Sans" fo:language="en" fo:country="US" style:font-name-asian="LiberationSans" style:language-asian="en" style:country-asian="US" style:font-name-complex="LiberationSans" style:language-complex="en" style:country-complex="US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LC-4102a Bill of Materials, PCB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Part Number (Digi-Key)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1 uF</text:p>
          </table:table-cell>
          <table:table-cell table:style-name="ce7" office:value-type="string" calcext:value-type="string">
            <text:p>C1, C6, C7, C8, C9, C10, C11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490-5241-1-ND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 k</text:p>
          </table:table-cell>
          <table:table-cell table:style-name="ce7" office:value-type="string" calcext:value-type="string">
            <text:p>R3, R4, R7, R8, R9, R10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P1.0KGCT-ND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2.2 uF</text:p>
          </table:table-cell>
          <table:table-cell table:style-name="ce7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587-1263-1-ND 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10 uF</text:p>
          </table:table-cell>
          <table:table-cell table:style-name="ce7" office:value-type="string" calcext:value-type="string">
            <text:p>C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587-2562-1-ND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00 k</text:p>
          </table:table-cell>
          <table:table-cell table:style-name="ce7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100KGCT-ND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120 k</text:p>
          </table:table-cell>
          <table:table-cell table:style-name="ce7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120KGCT-ND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470 pF</text:p>
          </table:table-cell>
          <table:table-cell table:style-name="ce7" office:value-type="string" calcext:value-type="string">
            <text:p>C4, C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445-1307-1-ND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C8051F310</text:p>
          </table:table-cell>
          <table:table-cell table:style-name="ce7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336-1252-ND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DSUB9</text:p>
          </table:table-cell>
          <table:table-cell table:style-name="ce7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609-4009-ND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eader 2</text:p>
          </table:table-cell>
          <table:table-cell table:style-name="ce7" office:value-type="string" calcext:value-type="string">
            <text:p>P1, P4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32-2699-ND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eader 5X2-R</text:p>
          </table:table-cell>
          <table:table-cell table:style-name="ce7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3M15452-ND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LED1</text:p>
          </table:table-cell>
          <table:table-cell table:style-name="ce7" office:value-type="string" calcext:value-type="string">
            <text:p>D1, D2, D3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60-1447-1-ND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LM2937-3.3</text:p>
          </table:table-cell>
          <table:table-cell table:style-name="ce7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M2937IMP-3.3CT-ND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AX3223</text:p>
          </table:table-cell>
          <table:table-cell table:style-name="ce7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96-13092-1-ND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ICRO-04-R-SMT</text:p>
          </table:table-cell>
          <table:table-cell table:style-name="ce7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WM7622CT-ND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INIJACK-1.3</text:p>
          </table:table-cell>
          <table:table-cell table:style-name="ce7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P-2519-ND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1 k</text:p>
          </table:table-cell>
          <table:table-cell table:style-name="ce7" office:value-type="string" calcext:value-type="string">
            <text:p>R5, R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987-1313-ND</text:p>
          </table:table-cell>
        </table:table-row>
        <table:table-row table:style-name="ro1">
          <table:table-cell table:number-columns-repeated="5"/>
        </table:table-row>
        <table:table-row table:style-name="ro2" table:number-rows-repeated="1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1048492">
          <table:table-cell table:number-columns-repeated="5"/>
        </table:table-row>
        <table:table-row table:style-name="ro1" table:number-rows-repeated="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" svg:font-family="Liberation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1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1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1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21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1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21P0"/>
      <style:map style:condition="value()&lt;0" style:apply-style-name="N121P1"/>
    </number:currency-style>
    <number:currency-style style:name="N125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25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5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28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28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 number:language="en" number:country="GB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1P1" style:volatile="true">
      <number:currency-symbol number:language="en" number:country="GB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1">
      <number:currency-symbol number:language="en" number:country="GB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currency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style:text-properties fo:color="#ff0000"/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</number:number-style>
    <number:number-style style:name="N140">
      <number:text>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number:text> £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7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 number:language="en" number:country="GB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61P1" style:volatile="true">
      <number:currency-symbol number:language="en" number:country="GB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61P2" style:volatile="true">
      <number:currency-symbol number:language="en" number:country="GB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2:19:50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0-31T14:32:36.131000000</dc:date>
    <meta:editing-duration>PT2H48M11S</meta:editing-duration>
    <meta:editing-cycles>25</meta:editing-cycles>
    <meta:generator>LibreOffice/4.3.2.2$Windows_x86 LibreOffice_project/edfb5295ba211bd31ad47d0bad0118690f76407d</meta:generator>
    <dc:creator>Artur Scholz</dc:creator>
    <meta:document-statistic meta:table-count="1" meta:cell-count="91" meta:object-count="0"/>
  </office:meta>
</office:document-meta>
</file>